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23-12-20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22-12-1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21-12-14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21-02-11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20-01-09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9-03-25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8-02-07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7-08-02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7-03-31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6-08-11 0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6-07-2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6-02-2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5-07-2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5-02-27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4-08-0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4-03-20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3-08-15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3-04-0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2-07-19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2-03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1-08-02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1-03-10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0-09-01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10-03-18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9-08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9-03-25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8-08-11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8-03-06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7-08-0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7-02-13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6-02-15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5-09-2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5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4-03-03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3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3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2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1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1-02-07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0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2000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8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8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5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4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4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3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3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9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8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8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88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8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87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8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86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8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8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8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8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84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83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83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235108170703</text:p>
          </table:table-cell>
          <table:table-cell office:value-type="string" calcext:value-type="string">
            <text:p>1982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1" meta:object-count="0"/>
    <meta:user-defined meta:name="AppVersion">3.0</meta:user-defined>
  </office:meta>
</office:document-meta>
</file>